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8a4" officeooo:paragraph-rsid="001e18a4"/>
    </style:style>
    <style:style style:name="P2" style:family="paragraph" style:parent-style-name="Standard">
      <style:text-properties officeooo:paragraph-rsid="00205b7a"/>
    </style:style>
    <style:style style:name="P3" style:family="paragraph" style:parent-style-name="Standard">
      <style:text-properties officeooo:rsid="0021d583" officeooo:paragraph-rsid="0021d583"/>
    </style:style>
    <style:style style:name="P4" style:family="paragraph" style:parent-style-name="Standard">
      <style:text-properties fo:font-weight="normal" officeooo:rsid="00205b7a" officeooo:paragraph-rsid="00205b7a" style:font-weight-asian="normal" style:font-weight-complex="normal"/>
    </style:style>
    <style:style style:name="P5" style:family="paragraph" style:parent-style-name="Standard">
      <style:text-properties fo:font-weight="normal" officeooo:rsid="001e18a4" officeooo:paragraph-rsid="001b143a" style:font-weight-asian="normal" style:font-weight-complex="normal"/>
    </style:style>
    <style:style style:name="P6" style:family="paragraph" style:parent-style-name="Standard">
      <style:text-properties fo:font-weight="normal" officeooo:rsid="001e18a4" officeooo:paragraph-rsid="001e18a4" style:font-weight-asian="normal" style:font-weight-complex="normal"/>
    </style:style>
    <style:style style:name="P7" style:family="paragraph" style:parent-style-name="Standard">
      <style:text-properties fo:font-weight="normal" officeooo:rsid="001b143a" officeooo:paragraph-rsid="001b143a" style:font-weight-asian="normal" style:font-weight-complex="normal"/>
    </style:style>
    <style:style style:name="P8" style:family="paragraph" style:parent-style-name="Standard">
      <style:text-properties fo:font-weight="normal" officeooo:rsid="002e3ba3" officeooo:paragraph-rsid="002e3ba3" style:font-weight-asian="normal" style:font-weight-complex="normal"/>
    </style:style>
    <style:style style:name="P9" style:family="paragraph" style:parent-style-name="Standard">
      <style:text-properties fo:font-weight="normal" officeooo:rsid="002e3ba3" officeooo:paragraph-rsid="002f8637" style:font-weight-asian="normal" style:font-weight-complex="normal"/>
    </style:style>
    <style:style style:name="P10" style:family="paragraph" style:parent-style-name="Standard">
      <style:text-properties fo:font-weight="normal" officeooo:rsid="0028345d" officeooo:paragraph-rsid="00221be7" style:font-weight-asian="normal" style:font-weight-complex="normal"/>
    </style:style>
    <style:style style:name="P11" style:family="paragraph" style:parent-style-name="Standard">
      <style:text-properties fo:font-weight="normal" officeooo:rsid="002e1030" officeooo:paragraph-rsid="002a9f97" style:font-weight-asian="normal" style:font-weight-complex="normal"/>
    </style:style>
    <style:style style:name="P12" style:family="paragraph" style:parent-style-name="Standard">
      <style:text-properties fo:font-weight="normal" officeooo:rsid="002e1030" officeooo:paragraph-rsid="002e1030" style:font-weight-asian="normal" style:font-weight-complex="normal"/>
    </style:style>
    <style:style style:name="P13" style:family="paragraph" style:parent-style-name="Standard">
      <style:text-properties officeooo:rsid="00221be7" officeooo:paragraph-rsid="00221be7"/>
    </style:style>
    <style:style style:name="P14" style:family="paragraph" style:parent-style-name="Standard">
      <style:text-properties officeooo:rsid="002a9f97" officeooo:paragraph-rsid="002a9f97"/>
    </style:style>
    <style:style style:name="P15" style:family="paragraph" style:parent-style-name="Standard">
      <style:text-properties fo:font-weight="bold" officeooo:rsid="002e1030" officeooo:paragraph-rsid="002e1030" style:font-weight-asian="bold" style:font-weight-complex="bold"/>
    </style:style>
    <style:style style:name="P16" style:family="paragraph" style:parent-style-name="Standard">
      <style:text-properties officeooo:rsid="003587a8" officeooo:paragraph-rsid="003587a8"/>
    </style:style>
    <style:style style:name="P17" style:family="paragraph" style:parent-style-name="Standard">
      <style:text-properties officeooo:rsid="00363993" officeooo:paragraph-rsid="003c5d19"/>
    </style:style>
    <style:style style:name="P18" style:family="paragraph" style:parent-style-name="Standard">
      <style:text-properties officeooo:paragraph-rsid="00369fd5"/>
    </style:style>
    <style:style style:name="P19" style:family="paragraph" style:parent-style-name="Standard">
      <style:text-properties officeooo:rsid="003bb3e9" officeooo:paragraph-rsid="003bb3e9"/>
    </style:style>
    <style:style style:name="P20" style:family="paragraph" style:parent-style-name="Standard">
      <style:text-properties officeooo:rsid="003bb3e9" officeooo:paragraph-rsid="003f2d90"/>
    </style:style>
    <style:style style:name="P21" style:family="paragraph" style:parent-style-name="Standard">
      <style:text-properties officeooo:rsid="003c5d19" officeooo:paragraph-rsid="003f2d90"/>
    </style:style>
    <style:style style:name="P22" style:family="paragraph" style:parent-style-name="Standard">
      <style:text-properties officeooo:rsid="003f2d90" officeooo:paragraph-rsid="003f2d90"/>
    </style:style>
    <style:style style:name="P23" style:family="paragraph" style:parent-style-name="Standard">
      <style:text-properties officeooo:paragraph-rsid="00402ad5"/>
    </style:style>
    <style:style style:name="P24" style:family="paragraph" style:parent-style-name="Standard">
      <style:text-properties officeooo:paragraph-rsid="003efc36"/>
    </style:style>
    <style:style style:name="P25" style:family="paragraph" style:parent-style-name="Standard">
      <style:text-properties officeooo:rsid="0060326f" officeooo:paragraph-rsid="0060326f"/>
    </style:style>
    <style:style style:name="P26" style:family="paragraph" style:parent-style-name="Standard">
      <style:text-properties officeooo:rsid="0067e337" officeooo:paragraph-rsid="0067e337"/>
    </style:style>
    <style:style style:name="P27" style:family="paragraph" style:parent-style-name="Standard">
      <style:text-properties officeooo:paragraph-rsid="003bb3e9"/>
    </style:style>
    <style:style style:name="P28" style:family="paragraph" style:parent-style-name="Standard">
      <style:text-properties officeooo:rsid="0034ea45" officeooo:paragraph-rsid="0043b4fa"/>
    </style:style>
    <style:style style:name="P29" style:family="paragraph" style:parent-style-name="Standard">
      <style:text-properties officeooo:paragraph-rsid="0034ea45"/>
    </style:style>
    <style:style style:name="P30" style:family="paragraph" style:parent-style-name="Standard">
      <style:text-properties officeooo:rsid="003587a8" officeooo:paragraph-rsid="003587a8"/>
    </style:style>
    <style:style style:name="P31" style:family="paragraph" style:parent-style-name="Standard">
      <style:text-properties fo:font-weight="bold" officeooo:rsid="007f4fce" officeooo:paragraph-rsid="007f4fce" style:font-weight-asian="bold" style:font-weight-complex="bold"/>
    </style:style>
    <style:style style:name="P32" style:family="paragraph" style:parent-style-name="Standard">
      <style:text-properties fo:font-weight="bold" officeooo:rsid="00824ce0" officeooo:paragraph-rsid="00824ce0" style:font-weight-asian="bold" style:font-weight-complex="bold"/>
    </style:style>
    <style:style style:name="P33" style:family="paragraph" style:parent-style-name="Standard">
      <style:text-properties officeooo:paragraph-rsid="003c5d19"/>
    </style:style>
    <style:style style:name="P34" style:family="paragraph" style:parent-style-name="Standard">
      <style:text-properties officeooo:rsid="0067e337" officeooo:paragraph-rsid="0067e337"/>
    </style:style>
    <style:style style:name="P35" style:family="paragraph" style:parent-style-name="Standard">
      <style:text-properties officeooo:paragraph-rsid="0034ea45"/>
    </style:style>
    <style:style style:name="P36" style:family="paragraph" style:parent-style-name="Standard">
      <style:text-properties officeooo:paragraph-rsid="00824059"/>
    </style:style>
    <style:style style:name="T1" style:family="text">
      <style:text-properties officeooo:rsid="001b143a"/>
    </style:style>
    <style:style style:name="T2" style:family="text">
      <style:text-properties fo:font-weight="bold" officeooo:rsid="001e18a4" style:font-weight-asian="bold" style:font-weight-complex="bold"/>
    </style:style>
    <style:style style:name="T3" style:family="text">
      <style:text-properties fo:font-weight="bold" officeooo:rsid="0050be3b" style:font-weight-asian="bold" style:font-weight-complex="bold"/>
    </style:style>
    <style:style style:name="T4" style:family="text">
      <style:text-properties fo:font-weight="bold" officeooo:rsid="0058125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18a4" style:font-weight-asian="normal" style:font-weight-complex="normal"/>
    </style:style>
    <style:style style:name="T7" style:family="text">
      <style:text-properties fo:font-weight="normal" officeooo:rsid="00205b7a" style:font-weight-asian="normal" style:font-weight-complex="normal"/>
    </style:style>
    <style:style style:name="T8" style:family="text">
      <style:text-properties fo:font-weight="normal" officeooo:rsid="0021d583" style:font-weight-asian="normal" style:font-weight-complex="normal"/>
    </style:style>
    <style:style style:name="T9" style:family="text">
      <style:text-properties fo:font-weight="normal" officeooo:rsid="00221be7" style:font-weight-asian="normal" style:font-weight-complex="normal"/>
    </style:style>
    <style:style style:name="T10" style:family="text">
      <style:text-properties fo:font-weight="normal" officeooo:rsid="0022d5b8" style:font-weight-asian="normal" style:font-weight-complex="normal"/>
    </style:style>
    <style:style style:name="T11" style:family="text">
      <style:text-properties fo:font-weight="normal" officeooo:rsid="0023278b" style:font-weight-asian="normal" style:font-weight-complex="normal"/>
    </style:style>
    <style:style style:name="T12" style:family="text">
      <style:text-properties fo:font-weight="normal" officeooo:rsid="0023369e" style:font-weight-asian="normal" style:font-weight-complex="normal"/>
    </style:style>
    <style:style style:name="T13" style:family="text">
      <style:text-properties fo:font-weight="normal" officeooo:rsid="0024c220" style:font-weight-asian="normal" style:font-weight-complex="normal"/>
    </style:style>
    <style:style style:name="T14" style:family="text">
      <style:text-properties fo:font-weight="normal" officeooo:rsid="0026b84e" style:font-weight-asian="normal" style:font-weight-complex="normal"/>
    </style:style>
    <style:style style:name="T15" style:family="text">
      <style:text-properties fo:font-weight="normal" officeooo:rsid="0028345d" style:font-weight-asian="normal" style:font-weight-complex="normal"/>
    </style:style>
    <style:style style:name="T16" style:family="text">
      <style:text-properties fo:font-weight="normal" officeooo:rsid="002882f8" style:font-weight-asian="normal" style:font-weight-complex="normal"/>
    </style:style>
    <style:style style:name="T17" style:family="text">
      <style:text-properties fo:font-weight="normal" officeooo:rsid="002a9f97" style:font-weight-asian="normal" style:font-weight-complex="normal"/>
    </style:style>
    <style:style style:name="T18" style:family="text">
      <style:text-properties fo:font-weight="normal" officeooo:rsid="002b3767" style:font-weight-asian="normal" style:font-weight-complex="normal"/>
    </style:style>
    <style:style style:name="T19" style:family="text">
      <style:text-properties fo:font-weight="normal" officeooo:rsid="002b9d4e" style:font-weight-asian="normal" style:font-weight-complex="normal"/>
    </style:style>
    <style:style style:name="T20" style:family="text">
      <style:text-properties fo:font-weight="normal" officeooo:rsid="002df450" style:font-weight-asian="normal" style:font-weight-complex="normal"/>
    </style:style>
    <style:style style:name="T21" style:family="text">
      <style:text-properties fo:font-weight="normal" officeooo:rsid="002e1030" style:font-weight-asian="normal" style:font-weight-complex="normal"/>
    </style:style>
    <style:style style:name="T22" style:family="text">
      <style:text-properties fo:font-weight="normal" officeooo:rsid="0050be3b" style:font-weight-asian="normal" style:font-weight-complex="normal"/>
    </style:style>
    <style:style style:name="T23" style:family="text">
      <style:text-properties fo:font-weight="normal" officeooo:rsid="0059ea54" style:font-weight-asian="normal" style:font-weight-complex="normal"/>
    </style:style>
    <style:style style:name="T24" style:family="text">
      <style:text-properties fo:font-weight="normal" officeooo:rsid="00824059" style:font-weight-asian="normal" style:font-weight-complex="normal"/>
    </style:style>
    <style:style style:name="T25" style:family="text">
      <style:text-properties officeooo:rsid="001e18a4"/>
    </style:style>
    <style:style style:name="T26" style:family="text">
      <style:text-properties officeooo:rsid="00205b7a"/>
    </style:style>
    <style:style style:name="T27" style:family="text">
      <style:text-properties officeooo:rsid="0023278b"/>
    </style:style>
    <style:style style:name="T28" style:family="text">
      <style:text-properties officeooo:rsid="0023369e"/>
    </style:style>
    <style:style style:name="T29" style:family="text">
      <style:text-properties officeooo:rsid="0024c220"/>
    </style:style>
    <style:style style:name="T30" style:family="text">
      <style:text-properties officeooo:rsid="0028345d"/>
    </style:style>
    <style:style style:name="T31" style:family="text">
      <style:text-properties officeooo:rsid="002882f8"/>
    </style:style>
    <style:style style:name="T32" style:family="text">
      <style:text-properties officeooo:rsid="002a9f97"/>
    </style:style>
    <style:style style:name="T33" style:family="text">
      <style:text-properties officeooo:rsid="002e3ba3"/>
    </style:style>
    <style:style style:name="T34" style:family="text">
      <style:text-properties officeooo:rsid="002f8637"/>
    </style:style>
    <style:style style:name="T35" style:family="text">
      <style:text-properties officeooo:rsid="00316b4f"/>
    </style:style>
    <style:style style:name="T36" style:family="text">
      <style:text-properties officeooo:rsid="00369fd5"/>
    </style:style>
    <style:style style:name="T37" style:family="text">
      <style:text-properties officeooo:rsid="0037eb08"/>
    </style:style>
    <style:style style:name="T38" style:family="text">
      <style:text-properties officeooo:rsid="003bb3e9"/>
    </style:style>
    <style:style style:name="T39" style:family="text">
      <style:text-properties officeooo:rsid="003c5d19"/>
    </style:style>
    <style:style style:name="T40" style:family="text">
      <style:text-properties officeooo:rsid="003d4053"/>
    </style:style>
    <style:style style:name="T41" style:family="text">
      <style:text-properties officeooo:rsid="003efc36"/>
    </style:style>
    <style:style style:name="T42" style:family="text">
      <style:text-properties officeooo:rsid="003f2d90"/>
    </style:style>
    <style:style style:name="T43" style:family="text">
      <style:text-properties officeooo:rsid="00402ad5"/>
    </style:style>
    <style:style style:name="T44" style:family="text">
      <style:text-properties officeooo:rsid="00421810"/>
    </style:style>
    <style:style style:name="T45" style:family="text">
      <style:text-properties officeooo:rsid="0043b4fa"/>
    </style:style>
    <style:style style:name="T46" style:family="text">
      <style:text-properties officeooo:rsid="0046a30f"/>
    </style:style>
    <style:style style:name="T47" style:family="text">
      <style:text-properties officeooo:rsid="004a89f3"/>
    </style:style>
    <style:style style:name="T48" style:family="text">
      <style:text-properties officeooo:rsid="004af04a"/>
    </style:style>
    <style:style style:name="T49" style:family="text">
      <style:text-properties officeooo:rsid="004c6655"/>
    </style:style>
    <style:style style:name="T50" style:family="text">
      <style:text-properties officeooo:rsid="004d7b88"/>
    </style:style>
    <style:style style:name="T51" style:family="text">
      <style:text-properties officeooo:rsid="0050be3b"/>
    </style:style>
    <style:style style:name="T52" style:family="text">
      <style:text-properties officeooo:rsid="0052348e"/>
    </style:style>
    <style:style style:name="T53" style:family="text">
      <style:text-properties officeooo:rsid="005433a7"/>
    </style:style>
    <style:style style:name="T54" style:family="text">
      <style:text-properties officeooo:rsid="0054f9e9"/>
    </style:style>
    <style:style style:name="T55" style:family="text">
      <style:text-properties officeooo:rsid="00565a0b"/>
    </style:style>
    <style:style style:name="T56" style:family="text">
      <style:text-properties officeooo:rsid="00581250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50be3b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78ab1c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59ea54" style:font-style-asian="italic" style:font-weight-asian="bold" style:font-style-complex="italic" style:font-weight-complex="bold"/>
    </style:style>
    <style:style style:name="T62" style:family="text">
      <style:text-properties officeooo:rsid="005a4305"/>
    </style:style>
    <style:style style:name="T63" style:family="text">
      <style:text-properties officeooo:rsid="0062c9c7"/>
    </style:style>
    <style:style style:name="T64" style:family="text">
      <style:text-properties officeooo:rsid="006564c1"/>
    </style:style>
    <style:style style:name="T65" style:family="text">
      <style:text-properties officeooo:rsid="0067bc41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78ab1c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7dd548" style:font-style-asian="normal" style:font-weight-asian="normal" style:font-style-complex="normal" style:font-weight-complex="normal"/>
    </style:style>
    <style:style style:name="T69" style:family="text">
      <style:text-properties officeooo:rsid="006919a2"/>
    </style:style>
    <style:style style:name="T70" style:family="text">
      <style:text-properties officeooo:rsid="0069c95f"/>
    </style:style>
    <style:style style:name="T71" style:family="text">
      <style:text-properties officeooo:rsid="006bbd68"/>
    </style:style>
    <style:style style:name="T72" style:family="text">
      <style:text-properties officeooo:rsid="006bd9b5"/>
    </style:style>
    <style:style style:name="T73" style:family="text">
      <style:text-properties officeooo:rsid="006ce32b"/>
    </style:style>
    <style:style style:name="T74" style:family="text">
      <style:text-properties officeooo:rsid="006dfd4e"/>
    </style:style>
    <style:style style:name="T75" style:family="text">
      <style:text-properties officeooo:rsid="006e606a"/>
    </style:style>
    <style:style style:name="T76" style:family="text">
      <style:text-properties officeooo:rsid="00703a2c"/>
    </style:style>
    <style:style style:name="T77" style:family="text">
      <style:text-properties officeooo:rsid="0034ea45"/>
    </style:style>
    <style:style style:name="T78" style:family="text">
      <style:text-properties officeooo:rsid="0073b55e"/>
    </style:style>
    <style:style style:name="T79" style:family="text">
      <style:text-properties officeooo:rsid="00363993"/>
    </style:style>
    <style:style style:name="T80" style:family="text">
      <style:text-properties officeooo:rsid="00757dfd"/>
    </style:style>
    <style:style style:name="T81" style:family="text">
      <style:text-properties officeooo:rsid="0077569c"/>
    </style:style>
    <style:style style:name="T82" style:family="text">
      <style:text-properties officeooo:rsid="007759f6"/>
    </style:style>
    <style:style style:name="T83" style:family="text">
      <style:text-properties officeooo:rsid="007a50e6"/>
    </style:style>
    <style:style style:name="T84" style:family="text">
      <style:text-properties officeooo:rsid="007bd9f6"/>
    </style:style>
    <style:style style:name="T85" style:family="text">
      <style:text-properties officeooo:rsid="007f4fce"/>
    </style:style>
    <style:style style:name="T86" style:family="text">
      <style:text-properties officeooo:rsid="007fe215"/>
    </style:style>
    <style:style style:name="T87" style:family="text">
      <style:text-properties officeooo:rsid="00807234"/>
    </style:style>
    <style:style style:name="T88" style:family="text">
      <style:text-properties officeooo:rsid="008143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The Great Filter</text:p>
      <text:p text:style-name="P16"/>
      <text:p text:style-name="P16">The Great Filter lies before us, not behind us. </text:p>
      <text:p text:style-name="P16"/>
      <text:p text:style-name="P33"><text:span text:style-name="T79">What is the </text:span><text:span text:style-name="T36">G</text:span><text:span text:style-name="T79">reat </text:span><text:span text:style-name="T36">F</text:span><text:span text:style-name="T79">ilter? </text:span><text:span text:style-name="T37">It is </text:span><text:span text:style-name="T38">a </text:span><text:span text:style-name="T39">purported step, in the </text:span><text:span text:style-name="T64">advancement</text:span><text:span text:style-name="T39"> of intelligent life, that </text:span><text:span text:style-name="T40">is so </text:span><text:span text:style-name="T78">difficult</text:span><text:span text:style-name="T40"> to </text:span><text:span text:style-name="T80">surmount </text:span><text:span text:style-name="T81">it </text:span><text:span text:style-name="T40">“filters out” a</text:span><text:span text:style-name="T65">ny</text:span><text:span text:style-name="T40"> </text:span><text:span text:style-name="T41">chance of</text:span><text:span text:style-name="T40"> </text:span><text:span text:style-name="T82">advanced, interstellar life forming.</text:span><text:span text:style-name="T40"> </text:span><text:span text:style-name="T69">It is an explanation </text:span><text:span text:style-name="T72">for </text:span><text:span text:style-name="T69">why the </text:span><text:span text:style-name="T84">cosmos</text:span><text:span text:style-name="T70"> are totally void of any signs of </text:span><text:span text:style-name="T71">observable life. </text:span></text:p>
      <text:p text:style-name="P17"/>
      <text:p text:style-name="P24"><text:span text:style-name="T47">Robin Hanson, who coined the term </text:span><text:span text:style-name="T52">in a 1996 blogpost,</text:span><text:span text:style-name="T41"> </text:span><text:span text:style-name="T62">breaks the </text:span><text:span text:style-name="T41">the advancement of </text:span><text:span text:style-name="T42">intelligent life into the following steps:</text:span></text:p>
      <text:p text:style-name="P17"/>
      <text:p text:style-name="P20">1. The right star system <text:span text:style-name="T42">(</text:span>including organics and potentiall<text:span text:style-name="T42">y habitable planets)</text:span></text:p>
      <text:p text:style-name="P20">2. Reproductive <text:span text:style-name="T39">molecules (e.g. RNA)</text:span></text:p>
      <text:p text:style-name="P21">3. Simple (prok<text:span text:style-name="T42">aryotic) single-cell life</text:span></text:p>
      <text:p text:style-name="P22">4. Complex (eukaryotic) single-cell life</text:p>
      <text:p text:style-name="P22">5. Sexual reproduction</text:p>
      <text:p text:style-name="P22">6. Multi-cell life</text:p>
      <text:p text:style-name="P22">7. Tool-using animals with intelligence</text:p>
      <text:p text:style-name="P22">8. A civilization advancing toward the potential for a colonization explosion (where we are now)</text:p>
      <text:p text:style-name="P22">9. Interstellar colonization explosion</text:p>
      <text:p text:style-name="P22"/>
      <text:p text:style-name="P26">But which step is it? Which step <text:span text:style-name="T57">is</text:span><text:span text:style-name="T60"> </text:span><text:span text:style-name="T66">the Great Filter? </text:span><text:span text:style-name="T67">Is there even a single step </text:span><text:span text:style-name="T59">at all</text:span><text:span text:style-name="T67"> that is </text:span><text:span text:style-name="T68">particularly more improbably to surmount than another? </text:span></text:p>
      <text:p text:style-name="P26"><text:span text:style-name="T67"/></text:p>
      <text:p text:style-name="P23"><text:span text:style-name="T43">The fact that we ourselves have made it to step 8, suggests that no step that we have hitherto surmounted is that improbable. </text:span><text:span text:style-name="T72">And yet, </text:span><text:span text:style-name="T73">c</text:span><text:span text:style-name="T43">ompounding over the grandeur</text:span><text:span text:style-name="T88"> o</text:span><text:span text:style-name="T43">f </text:span><text:span text:style-name="T88">observable space</text:span><text:span text:style-name="T43">, scientists should have observed signs of other intelligent life right now. </text:span><text:span text:style-name="T44">The stars and galaxies should be teaming with </text:span><text:span text:style-name="T48">space ships </text:span><text:span text:style-name="T50">and </text:span><text:span text:style-name="T48">interstellar electromagnetic communication.</text:span><text:span text:style-name="T44"> </text:span><text:span text:style-name="T43">And yet </text:span><text:span text:style-name="T44">they are void of all such sign</text:span><text:span text:style-name="T43">. </text:span><text:span text:style-name="T44">Nothing. Just emptiness. </text:span></text:p>
      <text:p text:style-name="P17"/>
      <text:p text:style-name="P27"><text:span text:style-name="T38">The implications are grim. </text:span><text:span text:style-name="T39">The fact that life on earth has come this far, suggests </text:span><text:span text:style-name="T53">(although does not necessarily mean) </text:span><text:span text:style-name="T39">that the emergence of intelligent life </text:span><text:span text:style-name="T54">throughout the universe </text:span><text:span text:style-name="T39">is quite probable. </text:span><text:span text:style-name="T55">It suggests that</text:span><text:span text:style-name="T49"> </text:span><text:span text:style-name="T63">the Great Filter lies in </text:span><text:span text:style-name="T74">stage</text:span><text:span text:style-name="T63"> 8: </text:span><text:span text:style-name="T74">the very stage we are in now. </text:span></text:p>
      <text:p text:style-name="P19"/>
      <text:p text:style-name="P36"><text:span text:style-name="T83">And so,</text:span><text:span text:style-name="T75"> t</text:span><text:span text:style-name="T45">he Great Filter lies before us. </text:span><text:span text:style-name="T51">And not only before us in some distant future, but in the time we ar</text:span><text:span text:style-name="T56">e </text:span><text:span text:style-name="T51">living in. </text:span><text:span text:style-name="T3">N</text:span><text:span text:style-name="T4">ow</text:span><text:span text:style-name="T3">.</text:span><text:span text:style-name="T58"> </text:span><text:span text:style-name="T61">You</text:span> <text:span text:style-name="T22">are living in the </text:span><text:span text:style-name="T24">most crucial </text:span><text:span text:style-name="T23">stage </text:span><text:span text:style-name="T24">that lies at the focal point of</text:span><text:span text:style-name="T23"> all the billions of years of hitherto evolution, </text:span><text:span text:style-name="T24">the stage that will determine if humanity truly has some chance at creating something beyond itself: something more. </text:span></text:p>
      <text:p text:style-name="P28"/>
      <text:p text:style-name="P29"><text:span text:style-name="T77">The </text:span><text:span text:style-name="T76">G</text:span><text:span text:style-name="T77">reat </text:span><text:span text:style-name="T76">F</text:span><text:span text:style-name="T77">ilter is upon us. Now, the decisive action take will ensure humanity’s survival past, or its destruction, and possibly the destruction of all life on earth. </text:span><text:span text:style-name="T85">And the decisive action must be</text:span><text:span text:style-name="T87">gin with a sober and honest assessment of what we are as a species, no matter how painful or humiliating it may be. </text:span></text:p>
      <text:p text:style-name="P29"/>
      <text:p text:style-name="P18"><text:span text:style-name="T36">This manifesto is meant as a call to arms. It is meant as a shock, to shock those that have the courage to </text:span><text:span text:style-name="T85">stare</text:span><text:span text:style-name="T36"> </text:span><text:span text:style-name="T85">at t</text:span><text:span text:style-name="T36">he truth of what I have written here. It is a desperate plea, a plea that will be met with code, technology, charismatic </text:span><text:span text:style-name="T46">politics</text:span><text:span text:style-name="T36">, and force of arms. It is a call to the truth that will stampen and steam role all lies and deceit that has hitherto rotten and mutilated the human race. </text:span><text:span text:style-name="T86">All competing forcews which seek to </text:span></text:p>
      <text:p text:style-name="P18"><text:soft-page-break/></text:p>
      <text:p text:style-name="P25"><text:s/></text:p>
      <text:p text:style-name="P2"/>
      <text:p text:style-name="P2"/>
      <text:p text:style-name="P31">How do we Maximize </text:p>
      <text:p text:style-name="P31"><text:span text:style-name="T5"/></text:p>
      <text:p text:style-name="P31"><text:span text:style-name="T5">The way to . The </text:span><text:span text:style-name="T57">anti-fragility</text:span><text:span text:style-name="T66"> of a society, is how likely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The key insight of this document is that, unlike historical political ideologies </text:span><text:span text:style-name="T25">which valued equality, freedom, justice, self-sovereignty, religion, as their ultimate truths and tenets, </text:span><text:span text:style-name="T27">I</text:span><text:span text:style-name="T26"> assert</text:span><text:span text:style-name="T25"> that </text:span><text:span text:style-name="T26">the quality a</text:span><text:span text:style-name="T25"> society </text:span><text:span text:style-name="T2">should</text:span><text:span text:style-name="T6"> value, a-priori, </text:span><text:span text:style-name="T7">above all others, </text:span><text:span text:style-name="T6">is </text:span><text:span text:style-name="T7">its own </text:span><text:span text:style-name="T2">anti-fragility</text:span><text:span text:style-name="T7">. </text:span></text:p>
      <text:p text:style-name="P4"/>
      <text:p text:style-name="P2"><text:span text:style-name="T9">From this </text:span><text:span text:style-name="T11">vague</text:span><text:span text:style-name="T9"> goal, more concrete yet still vague core guidelines ca</text:span><text:span text:style-name="T10">n be derived: </text:span><text:span text:style-name="T14">their justification will be provided </text:span><text:span text:style-name="T21">within the document</text:span><text:span text:style-name="T14">. </text:span></text:p>
      <text:p text:style-name="P5"/>
      <text:p text:style-name="P1"><text:span text:style-name="T5">1. </text:span><text:span text:style-name="T15">any anti-fragile maximalist society should value </text:span><text:span text:style-name="T5">truth </text:span><text:span text:style-name="T15">above all else</text:span><text:span text:style-name="T5">, </text:span><text:span text:style-name="T8">regardless of short term pain or cost. </text:span><text:span text:style-name="T15">This affords any society the fastest possible adaptation to the overall conditions of the universe</text:span></text:p>
      <text:p text:style-name="P6">2. <text:span text:style-name="T28">any anti-fragile maximalist society should be </text:span>eco-fascis<text:span text:style-name="T28">t, </text:span><text:span text:style-name="T32">that is to say, it should value the integrity of the biosphere in which it inhabits above virtually all internal pain the society can experience. </text:span></text:p>
      <text:p text:style-name="P1"><text:span text:style-name="T5">3. </text:span><text:span text:style-name="T18">any anti-fragilist society </text:span><text:span text:style-name="T19">should value large </text:span><text:span text:style-name="T5">degrees of economic </text:span><text:span text:style-name="T10">and therefore intellectual </text:span><text:span text:style-name="T5">freedom, bordering on crypto-anarch</text:span><text:span text:style-name="T12">y</text:span></text:p>
      <text:p text:style-name="P1"><text:span text:style-name="T5">4. </text:span><text:span text:style-name="T8">moderate degrees of sexual freedom </text:span><text:span text:style-name="T12">including</text:span><text:span text:style-name="T8"> </text:span><text:span text:style-name="T9">legalized polygyny, </text:span><text:span text:style-name="T8">with the </text:span><text:span text:style-name="T17">ultimate </text:span><text:span text:style-name="T8">focus on production of genetically superior offspring </text:span><text:span text:style-name="T17">rather than on financial implications (as is still largely the case in India or China) or on hedonism (as is the case in the west today)</text:span></text:p>
      <text:p text:style-name="P3">5. A military <text:span text:style-name="T30">focus</text:span>, <text:span text:style-name="T31">including compulsory military education, compulsory military service for all men, </text:span><text:span text:style-name="T30">and </text:span><text:span text:style-name="T29">legalized dueling.</text:span></text:p>
      <text:p text:style-name="P7"><text:soft-page-break/></text:p>
      <text:p text:style-name="P7"/>
      <text:p text:style-name="P13"><text:span text:style-name="T13">These </text:span><text:span text:style-name="T15">broad guidelines may seem contradictory</text:span><text:span text:style-name="T10">: indeed, how </text:span><text:span text:style-name="T13">can crypto-anarchy be compatible with a military state? </text:span><text:span text:style-name="T15">How can maximal economic freedom, </text:span><text:span text:style-name="T16">often so maligned for </text:span><text:span text:style-name="T20">resulting in</text:span><text:span text:style-name="T16"> environmental disasters,</text:span><text:span text:style-name="T15"> ever be compatible with eco-fascism? </text:span></text:p>
      <text:p text:style-name="P10"/>
      <text:p text:style-name="P14"><text:span text:style-name="T15">T</text:span><text:span text:style-name="T5">aken literally, in their purest form, they indeed are. </text:span><text:span text:style-name="T21">The above ordering however, is roughly in importance from greatest to least. It is not a literal, autistic, interpretation that must be performed of the data but rather a </text:span></text:p>
      <text:p text:style-name="P11"/>
      <text:p text:style-name="P11"/>
      <text:p text:style-name="P11"/>
      <text:p text:style-name="P15"><text:span text:style-name="T33">1. </text:span>Truth</text:p>
      <text:p text:style-name="P15"/>
      <text:p text:style-name="P9">This <text:span text:style-name="T34">tenet is so generic in its focus and <text:s/></text:span></text:p>
      <text:p text:style-name="P9"/>
      <text:p text:style-name="P9"><text:s/></text:p>
      <text:p text:style-name="P8"/>
      <text:p text:style-name="P8"/>
      <text:p text:style-name="P12"/>
      <text:p text:style-name="P15"><text:span text:style-name="T35">2. </text:span>Eco-Fascism</text:p>
      <text:p text:style-name="P12"/>
      <text:p text:style-name="P15"><text:span text:style-name="T35">3. </text:span>Economic <text:span text:style-name="T35">and Intellectual </text:span>Freed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7:35:15.627932831</meta:creation-date>
    <dc:date>2022-10-03T13:52:45.427549173</dc:date>
    <meta:editing-duration>PT15H10M30S</meta:editing-duration>
    <meta:editing-cycles>95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807" meta:character-count="4904" meta:non-whitespace-character-count="4113"/>
  </office:meta>
</office:document-meta>
</file>